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cccc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ff420e"/>
    </style:style>
    <style:style style:name="ce6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style:use-window-font-color="true"/>
    </style:style>
    <style:style style:name="ce7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83caff"/>
    </style:style>
    <style:style style:name="ce9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cccc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61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60">
      <style:table-cell-properties fo:background-color="#83ca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0084d1"/>
    </style:style>
    <style:style style:name="ce15" style:family="table-cell" style:parent-style-name="Default">
      <style:table-cell-properties fo:background-color="#cccc00" fo:border="0.06pt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60">
      <style:table-cell-properties fo:background-color="#0084d1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cccc00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21" style:family="table-cell" style:parent-style-name="Default" style:data-style-name="N60">
      <style:table-cell-properties fo:background-color="#33a3a3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Srodek">
      <style:table-cell-properties fo:background-color="transparent" fo:border="none"/>
    </style:style>
    <style:style style:name="ce25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60">
      <style:table-cell-properties fo:background-color="#7da647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ackground-color="#7da647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7.4547in" svg:height="4.1524in" svg:x="0.1949in" svg:y="2.7008in">
            <draw:object draw:notify-on-update-of-ranges="Arkusz1.A4:Arkusz1.A4 Arkusz1.V4:Arkusz1.V4 Arkusz1.Z4:Arkusz1.Z4 Arkusz1.W4:Arkusz1.W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4547in" svg:height="4.1618in" svg:x="7.7689in" svg:y="2.6921in">
            <draw:object draw:notify-on-update-of-ranges="Arkusz1.A5:Arkusz1.A5 Arkusz1.V5:Arkusz1.V5 Arkusz1.Z5:Arkusz1.Z5 Arkusz1.W5:Arkusz1.W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2" table:default-cell-style-name="ce12"/>
        <table:table-column table:style-name="co2" table:number-columns-repeated="18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U[V]</text:p>
          </table:table-cell>
          <table:table-cell table:style-name="ce10" office:value-type="float" office:value="175" calcext:value-type="float" table:number-columns-spanned="4" table:number-rows-spanned="1">
            <text:p>175</text:p>
          </table:table-cell>
          <table:covered-table-cell table:number-columns-repeated="3" table:style-name="ce15"/>
          <table:table-cell table:style-name="ce10" office:value-type="float" office:value="200" calcext:value-type="float" table:number-columns-spanned="4" table:number-rows-spanned="1">
            <text:p>200</text:p>
          </table:table-cell>
          <table:covered-table-cell table:number-columns-repeated="3" table:style-name="ce15"/>
          <table:table-cell table:style-name="ce10" office:value-type="float" office:value="225" calcext:value-type="float" table:number-columns-spanned="4" table:number-rows-spanned="1">
            <text:p>225</text:p>
          </table:table-cell>
          <table:covered-table-cell table:number-columns-repeated="3" table:style-name="ce15"/>
          <table:table-cell table:style-name="ce10" office:value-type="float" office:value="250" calcext:value-type="float" table:number-columns-spanned="4" table:number-rows-spanned="1">
            <text:p>250</text:p>
          </table:table-cell>
          <table:covered-table-cell table:number-columns-repeated="3" table:style-name="ce15"/>
          <table:table-cell table:style-name="ce10" table:number-columns-spanned="4" table:number-rows-spanned="1"/>
          <table:covered-table-cell table:number-columns-repeated="3" table:style-name="ce15"/>
          <table:table-cell table:style-name="ce16"/>
          <table:table-cell table:number-columns-repeated="5"/>
        </table:table-row>
        <table:table-row table:style-name="ro1">
          <table:table-cell table:style-name="ce2" office:value-type="string" calcext:value-type="string">
            <text:p>r[cm]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I[A]</text:p>
          </table:table-cell>
          <table:table-cell table:style-name="ce11" office:value-type="float" office:value="3.6" calcext:value-type="float">
            <text:p>3.6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.6" calcext:value-type="float">
            <text:p>2.6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table:number-columns-repeated="4"/>
          <table:table-cell table:style-name="ce20" office:value-type="string" calcext:value-type="string">
            <text:p>Srednie</text:p>
          </table:table-cell>
          <table:table-cell table:style-name="ce25" office:value-type="string" calcext:value-type="string" table:number-columns-spanned="3" table:number-rows-spanned="1">
            <text:p>Wartosci tabelaryczne [C/kg] oraz [C]:</text:p>
          </table:table-cell>
          <table:covered-table-cell table:number-columns-repeated="2" table:style-name="ce27"/>
          <table:table-cell table:number-columns-repeated="2"/>
        </table:table-row>
        <table:table-row table:style-name="ro3">
          <table:table-cell office:value-type="string" calcext:value-type="string">
            <text:p>e/m [V/A^2]</text:p>
          </table:table-cell>
          <table:table-cell table:style-name="ce12" table:formula="of:=([.$B$11]*[.$B$1]*([.$C$9]^2) ) / ( ([.$H$10]*[.B3]*[.B2])^2)" office:value-type="float" office:value="141202792717.944" calcext:value-type="float">
            <text:p>1.41E+11</text:p>
          </table:table-cell>
          <table:table-cell table:formula="of:=([.$B$11]*[.$B$1]*([.$C$9]^2) ) / ( ([.$H$10]*[.C3]*[.C2])^2)" office:value-type="float" office:value="153748220426.344" calcext:value-type="float">
            <text:p>1.54E+11</text:p>
          </table:table-cell>
          <table:table-cell table:style-name="ce12" table:formula="of:=([.$B$11]*[.$B$1]*([.$C$9]^2) ) / ( ([.$H$10]*[.D3]*[.D2])^2)" office:value-type="float" office:value="178709784533.648" calcext:value-type="float">
            <text:p>1.79E+11</text:p>
          </table:table-cell>
          <table:table-cell table:style-name="ce12" table:formula="of:=([.$B$11]*[.$B$1]*([.$C$9]^2) ) / ( ([.$H$10]*[.E3]*[.E2])^2)" office:value-type="float" office:value="173253320106.467" calcext:value-type="float">
            <text:p>1.73E+11</text:p>
          </table:table-cell>
          <table:table-cell table:style-name="ce12" table:formula="of:=([.$B$11]*[.$F$1]*([.$C$9]^2) ) / ( ([.$H$10]*[.F3]*[.F2])^2)" office:value-type="float" office:value="144834839226.32" calcext:value-type="float">
            <text:p>1.45E+11</text:p>
          </table:table-cell>
          <table:table-cell table:style-name="ce12" table:formula="of:=([.$B$11]*[.$F$1]*([.$C$9]^2) ) / ( ([.$H$10]*[.G3]*[.G2])^2)" office:value-type="float" office:value="161374620249.079" calcext:value-type="float">
            <text:p>1.61E+11</text:p>
          </table:table-cell>
          <table:table-cell table:style-name="ce12" table:formula="of:=([.$B$11]*[.$F$1]*([.$C$9]^2) ) / ( ([.$H$10]*[.H3]*[.H2])^2)" office:value-type="float" office:value="161374620249.079" calcext:value-type="float">
            <text:p>1.61E+11</text:p>
          </table:table-cell>
          <table:table-cell table:style-name="ce12" table:formula="of:=([.$B$11]*[.$F$1]*([.$C$9]^2) ) / ( ([.$H$10]*[.I3]*[.I2])^2)" office:value-type="float" office:value="170727761504.332" calcext:value-type="float">
            <text:p>1.71E+11</text:p>
          </table:table-cell>
          <table:table-cell table:style-name="ce12" table:formula="of:=([.$B$11]*[.$J$1]*([.$C$9]^2) ) / ( ([.$H$10]*[.J3]*[.J2])^2)" office:value-type="float" office:value="147052622701.973" calcext:value-type="float">
            <text:p>1.47E+11</text:p>
          </table:table-cell>
          <table:table-cell table:style-name="ce12" table:formula="of:=([.$B$11]*[.$J$1]*([.$C$9]^2) ) / ( ([.$H$10]*[.K3]*[.K2])^2)" office:value-type="float" office:value="154690464380.774" calcext:value-type="float">
            <text:p>1.55E+11</text:p>
          </table:table-cell>
          <table:table-cell table:style-name="ce12" table:formula="of:=([.$B$11]*[.$J$1]*([.$C$9]^2) ) / ( ([.$H$10]*[.L3]*[.L2])^2)" office:value-type="float" office:value="162939194129.61" calcext:value-type="float">
            <text:p>1.63E+11</text:p>
          </table:table-cell>
          <table:table-cell table:style-name="ce12" table:formula="of:=([.$B$11]*[.$J$1]*([.$C$9]^2) ) / ( ([.$H$10]*[.M3]*[.M2])^2)" office:value-type="float" office:value="167313206274.245" calcext:value-type="float">
            <text:p>1.67E+11</text:p>
          </table:table-cell>
          <table:table-cell table:style-name="ce12" table:formula="of:=([.$B$11]*[.$N$1]*([.$C$9]^2) ) / ( ([.$H$10]*[.N3]*[.N2])^2)" office:value-type="float" office:value="155518670317.376" calcext:value-type="float">
            <text:p>1.56E+11</text:p>
          </table:table-cell>
          <table:table-cell table:style-name="ce12" table:formula="of:=([.$B$11]*[.$N$1]*([.$C$9]^2) ) / ( ([.$H$10]*[.O3]*[.O2])^2)" office:value-type="float" office:value="159382340986.745" calcext:value-type="float">
            <text:p>1.59E+11</text:p>
          </table:table-cell>
          <table:table-cell table:style-name="ce12" table:formula="of:=([.$B$11]*[.$N$1]*([.$C$9]^2) ) / ( ([.$H$10]*[.P3]*[.P2])^2)" office:value-type="float" office:value="163391803002.193" calcext:value-type="float">
            <text:p>1.63E+11</text:p>
          </table:table-cell>
          <table:table-cell table:style-name="ce12" table:formula="of:=([.$B$11]*[.$N$1]*([.$C$9]^2) ) / ( ([.$H$10]*[.Q3]*[.Q2])^2)" office:value-type="float" office:value="163391803002.193" calcext:value-type="float">
            <text:p>1.63E+11</text:p>
          </table:table-cell>
          <table:table-cell table:style-name="ce12" table:formula="of:=([.$B$11]*[.$R$1]*([.$C$9]^2) ) / ( ([.$H$10]*[.R3]*[.R2])^2)" office:value-type="string" office:string-value="" calcext:value-type="error">
            <text:p>#DIV/0!</text:p>
          </table:table-cell>
          <table:table-cell table:style-name="ce12" table:formula="of:=([.$B$11]*[.$R$1]*([.$C$9]^2) ) / ( ([.$H$10]*[.S3]*[.S2])^2)" office:value-type="string" office:string-value="" calcext:value-type="error">
            <text:p>#DIV/0!</text:p>
          </table:table-cell>
          <table:table-cell table:style-name="ce12" table:formula="of:=([.$B$11]*[.$R$1]*([.$C$9]^2) ) / ( ([.$H$10]*[.T3]*[.T2])^2)" office:value-type="string" office:string-value="" calcext:value-type="error">
            <text:p>#DIV/0!</text:p>
          </table:table-cell>
          <table:table-cell table:style-name="ce12" table:formula="of:=([.$B$11]*[.$R$1]*([.$C$9]^2) ) / ( ([.$H$10]*[.U3]*[.U2])^2)" office:value-type="string" office:string-value="" calcext:value-type="error">
            <text:p>#DIV/0!</text:p>
          </table:table-cell>
          <table:table-cell table:style-name="ce21" table:formula="of:=-AVERAGEA([.B4:.Q4])" office:value-type="float" office:value="-159931628988.02" calcext:value-type="float">
            <text:p>-1.60E+011</text:p>
          </table:table-cell>
          <table:table-cell table:style-name="ce26" office:value-type="float" office:value="-175888201200" calcext:value-type="float" table:number-columns-spanned="3" table:number-rows-spanned="1">
            <text:p>-1.76E+011</text:p>
          </table:table-cell>
          <table:covered-table-cell table:number-columns-repeated="2" table:style-name="ce28"/>
          <table:table-cell table:style-name="ce29" office:value-type="string" calcext:value-type="string">
            <text:p>Tabelaryczne e/m</text:p>
          </table:table-cell>
          <table:table-cell table:style-name="ce30" table:formula="of:=STDEV([.B4:.Q4])" office:value-type="float" office:value="10225190091.2218" calcext:value-type="float">
            <text:p>1.02E+010</text:p>
          </table:table-cell>
        </table:table-row>
        <table:table-row table:style-name="ro4">
          <table:table-cell office:value-type="string" calcext:value-type="string">
            <text:p>e</text:p>
          </table:table-cell>
          <table:table-cell table:style-name="ce12" table:formula="of:=[.B4]*[.$D$12]" office:value-type="float" office:value="1.28627030682911E-019" calcext:value-type="float">
            <text:p>1.29E-19</text:p>
          </table:table-cell>
          <table:table-cell table:formula="of:=[.C4]*[.$D$12]" office:value-type="float" office:value="1.40055141159465E-019" calcext:value-type="float">
            <text:p>1.40E-19</text:p>
          </table:table-cell>
          <table:table-cell table:style-name="ce12" table:formula="of:=[.D4]*[.$D$12]" office:value-type="float" office:value="1.6279358570806E-019" calcext:value-type="float">
            <text:p>1.63E-19</text:p>
          </table:table-cell>
          <table:table-cell table:style-name="ce12" table:formula="of:=[.E4]*[.$D$12]" office:value-type="float" office:value="1.57823083327861E-019" calcext:value-type="float">
            <text:p>1.58E-19</text:p>
          </table:table-cell>
          <table:table-cell table:style-name="ce12" table:formula="of:=[.F4]*[.$D$12]" office:value-type="float" office:value="1.31935600922084E-019" calcext:value-type="float">
            <text:p>1.32E-19</text:p>
          </table:table-cell>
          <table:table-cell table:style-name="ce12" table:formula="of:=[.G4]*[.$D$12]" office:value-type="float" office:value="1.4700232078047E-019" calcext:value-type="float">
            <text:p>1.47E-19</text:p>
          </table:table-cell>
          <table:table-cell table:style-name="ce12" table:formula="of:=[.H4]*[.$D$12]" office:value-type="float" office:value="1.4700232078047E-019" calcext:value-type="float">
            <text:p>1.47E-19</text:p>
          </table:table-cell>
          <table:table-cell table:style-name="ce12" table:formula="of:=[.I4]*[.$D$12]" office:value-type="float" office:value="1.55522455291012E-019" calcext:value-type="float">
            <text:p>1.56E-19</text:p>
          </table:table-cell>
          <table:table-cell table:style-name="ce12" table:formula="of:=[.J4]*[.$D$12]" office:value-type="float" office:value="1.33955864811203E-019" calcext:value-type="float">
            <text:p>1.34E-19</text:p>
          </table:table-cell>
          <table:table-cell table:style-name="ce12" table:formula="of:=[.K4]*[.$D$12]" office:value-type="float" office:value="1.40913467257019E-019" calcext:value-type="float">
            <text:p>1.41E-19</text:p>
          </table:table-cell>
          <table:table-cell table:style-name="ce12" table:formula="of:=[.L4]*[.$D$12]" office:value-type="float" office:value="1.48427551037345E-019" calcext:value-type="float">
            <text:p>1.48E-19</text:p>
          </table:table-cell>
          <table:table-cell table:style-name="ce12" table:formula="of:=[.M4]*[.$D$12]" office:value-type="float" office:value="1.52412006185192E-019" calcext:value-type="float">
            <text:p>1.52E-19</text:p>
          </table:table-cell>
          <table:table-cell table:style-name="ce12" table:formula="of:=[.N4]*[.$D$12]" office:value-type="float" office:value="1.41667911757502E-019" calcext:value-type="float">
            <text:p>1.42E-19</text:p>
          </table:table-cell>
          <table:table-cell table:style-name="ce12" table:formula="of:=[.O4]*[.$D$12]" office:value-type="float" office:value="1.45187477314045E-019" calcext:value-type="float">
            <text:p>1.45E-19</text:p>
          </table:table-cell>
          <table:table-cell table:style-name="ce12" table:formula="of:=[.P4]*[.$D$12]" office:value-type="float" office:value="1.48839849790226E-019" calcext:value-type="float">
            <text:p>1.49E-19</text:p>
          </table:table-cell>
          <table:table-cell table:style-name="ce12" table:formula="of:=[.Q4]*[.$D$12]" office:value-type="float" office:value="1.48839849790226E-019" calcext:value-type="float">
            <text:p>1.49E-19</text:p>
          </table:table-cell>
          <table:table-cell table:style-name="ce12" table:formula="of:=[.R4]*[.$D$12]" office:value-type="string" office:string-value="" calcext:value-type="error">
            <text:p>#DIV/0!</text:p>
          </table:table-cell>
          <table:table-cell table:style-name="ce12" table:formula="of:=[.S4]*[.$D$12]" office:value-type="string" office:string-value="" calcext:value-type="error">
            <text:p>#DIV/0!</text:p>
          </table:table-cell>
          <table:table-cell table:style-name="ce12" table:formula="of:=[.T4]*[.$D$12]" office:value-type="string" office:string-value="" calcext:value-type="error">
            <text:p>#DIV/0!</text:p>
          </table:table-cell>
          <table:table-cell table:style-name="ce12" table:formula="of:=[.U4]*[.$D$12]" office:value-type="string" office:string-value="" calcext:value-type="error">
            <text:p>#DIV/0!</text:p>
          </table:table-cell>
          <table:table-cell table:style-name="ce21" table:formula="of:=-AVERAGEA([.A5:.Q5])" office:value-type="float" office:value="-1.37117971564417E-019" calcext:value-type="float">
            <text:p>-1.37E-019</text:p>
          </table:table-cell>
          <table:table-cell table:style-name="Srodek" office:value-type="float" office:value="-1.602176565E-019" calcext:value-type="float" table:number-columns-spanned="3" table:number-rows-spanned="1">
            <text:p>-1.60E-019</text:p>
          </table:table-cell>
          <table:covered-table-cell table:number-columns-repeated="2" table:style-name="ce28"/>
          <table:table-cell table:style-name="ce29" office:value-type="string" calcext:value-type="string">
            <text:p>Tabelaryczne e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5" table:number-rows-spanned="1">
            <text:p>Maksymalne dopuszczalne natężenie 5A !</text:p>
          </table:table-cell>
          <table:covered-table-cell/>
          <table:covered-table-cell table:style-name="ce16"/>
          <table:covered-table-cell table:number-columns-repeated="2"/>
          <table:table-cell table:number-columns-repeated="16"/>
          <table:table-cell table:style-name="ce22"/>
          <table:table-cell table:style-name="ce23"/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8"/>
          <table:table-cell table:style-name="ce23" table:number-columns-repeated="2"/>
          <table:table-cell table:style-name="ce23" table:formula="of:=([.W4]-[.AA4])" office:value-type="float" office:value="-186113391291.222" calcext:value-type="float">
            <text:p>-186113391291.222</text:p>
          </table:table-cell>
          <table:table-cell table:style-name="ce23" table:formula="of:=([.W4]+[.AA4])" office:value-type="float" office:value="-165663011108.778" calcext:value-type="float">
            <text:p>-165663011108.778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8"/>
          <table:table-cell table:style-name="ce24"/>
          <table:table-cell table:style-name="ce23" table:number-columns-repeated="3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Promień zwoju [m]:</text:p>
          </table:table-cell>
          <table:covered-table-cell/>
          <table:table-cell table:style-name="ce17" office:value-type="float" office:value="0.2" calcext:value-type="float">
            <text:p>0.2</text:p>
          </table:table-cell>
          <table:table-cell table:number-columns-repeated="18"/>
          <table:table-cell table:style-name="ce23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7" table:number-rows-spanned="1">
            <text:p>Każda cewka ma 14 warstw po 11 zwojów czyli razem:</text:p>
          </table:table-cell>
          <table:covered-table-cell/>
          <table:covered-table-cell table:style-name="Default"/>
          <table:covered-table-cell table:number-columns-repeated="4"/>
          <table:table-cell table:style-name="ce19" office:value-type="float" office:value="154" calcext:value-type="float">
            <text:p>154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Stała:</text:p>
          </table:table-cell>
          <table:table-cell table:style-name="ce13" office:value-type="float" office:value="2480000000000" calcext:value-type="float" table:number-columns-spanned="3" table:number-rows-spanned="1">
            <text:p>2.48E+012</text:p>
          </table:table-cell>
          <table:covered-table-cell table:number-columns-repeated="2" table:style-name="ce8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3" table:number-rows-spanned="1">
            <text:p>Masa spoczynkowa elektronu [kg]</text:p>
          </table:table-cell>
          <table:covered-table-cell table:number-columns-repeated="2" table:style-name="ce14"/>
          <table:table-cell table:style-name="ce18" office:value-type="float" office:value="9.10938291E-031" calcext:value-type="float" table:number-columns-spanned="2" table:number-rows-spanned="1">
            <text:p>9.11E-031</text:p>
          </table:table-cell>
          <table:covered-table-cell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rodek" style:family="table-cell" style:parent-style-name="Default" style:data-style-name="N60">
      <style:table-cell-properties fo:background-color="#7da647" style:text-align-source="fix" style:repeat-content="false" fo:border="0.06pt solid #000000" style:vertical-align="middle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16:54:11.89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2-04T16:51:19.376464942</meta:creation-date>
    <dc:date>2014-12-09T17:42:31.605000000</dc:date>
    <meta:editing-duration>PT41M31S</meta:editing-duration>
    <meta:editing-cycles>9</meta:editing-cycles>
    <meta:generator>LibreOffice/4.3.2.2$Windows_x86 LibreOffice_project/edfb5295ba211bd31ad47d0bad0118690f76407d</meta:generator>
    <meta:document-statistic meta:table-count="1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36cm" svg:height="10.548cm" xlink:href=".." xlink:type="simple" chart:class="chart:bar" chart:style-name="ch1">
        <chart:title svg:x="4.477cm" svg:y="0.346cm" chart:style-name="ch2">
          <text:p>Porównanie uzyskanej wartości e/m z tabelaryczną</text:p>
        </chart:title>
        <chart:legend chart:legend-position="end" svg:x="15.456cm" svg:y="4.726cm" style:legend-expansion="high" chart:style-name="ch3"/>
        <chart:plot-area chart:style-name="ch4" table:cell-range-address="Arkusz1.A4:Arkusz1.A4 Arkusz1.V4:Arkusz1.W4 Arkusz1.Z4:Arkusz1.Z4" chart:data-source-has-labels="column" svg:x="0.781cm" svg:y="1.014cm" svg:width="14.749cm" svg:height="9.208cm">
          <chartooo:coordinate-region svg:x="2.805cm" svg:y="1.213cm" svg:width="12.725cm" svg:height="8.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V4:Arkusz1.V4" chart:label-cell-address="Arkusz1.A4:Arkusz1.A4" chart:class="chart:bar">
            <chart:data-point/>
          </chart:series>
          <chart:series chart:style-name="ch9" chart:values-cell-range-address="Arkusz1.W4:Arkusz1.W4" chart:label-cell-address="Arkusz1.Z4:Arkusz1.Z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/m [V/A^2]</text:p>
                <draw:g>
                  <svg:desc>Arkusz1.A4:Arkusz1.A4</svg:desc>
                </draw:g>
              </table:table-cell>
              <table:table-cell office:value-type="float" office:value="-159931628988.02">
                <text:p>-159931628988.02</text:p>
                <draw:g>
                  <svg:desc>Arkusz1.V4:Arkusz1.V4</svg:desc>
                </draw:g>
              </table:table-cell>
            </table:table-row>
            <table:table-row>
              <table:table-cell office:value-type="string">
                <text:p>Tabelaryczne e/m</text:p>
                <draw:g>
                  <svg:desc>Arkusz1.Z4:Arkusz1.Z4</svg:desc>
                </draw:g>
              </table:table-cell>
              <table:table-cell office:value-type="float" office:value="-175888201200">
                <text:p>-175888201200</text:p>
                <draw:g>
                  <svg:desc>Arkusz1.W4:Arkusz1.W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36cm" svg:height="10.572cm" xlink:href=".." xlink:type="simple" chart:class="chart:bar" chart:style-name="ch1">
        <chart:title svg:x="4.715cm" svg:y="0.347cm" chart:style-name="ch2">
          <text:p>Porównanie uzyskanej wartości e z tabelaryczną</text:p>
        </chart:title>
        <chart:legend chart:legend-position="end" svg:x="15.853cm" svg:y="4.738cm" style:legend-expansion="high" chart:style-name="ch3"/>
        <chart:plot-area chart:style-name="ch4" table:cell-range-address="Arkusz1.A5:Arkusz1.A5 Arkusz1.V5:Arkusz1.W5 Arkusz1.Z5:Arkusz1.Z5" chart:data-source-has-labels="column" svg:x="0.887cm" svg:y="1.015cm" svg:width="14.643cm" svg:height="9.245cm">
          <chartooo:coordinate-region svg:x="2.805cm" svg:y="1.214cm" svg:width="12.725cm" svg:height="8.8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V5:Arkusz1.V5" chart:label-cell-address="Arkusz1.A5:Arkusz1.A5" chart:class="chart:bar">
            <chart:data-point/>
          </chart:series>
          <chart:series chart:style-name="ch9" chart:values-cell-range-address="Arkusz1.W5:Arkusz1.W5" chart:label-cell-address="Arkusz1.Z5:Arkusz1.Z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Arkusz1.A5:Arkusz1.A5</svg:desc>
                </draw:g>
              </table:table-cell>
              <table:table-cell office:value-type="float" office:value="-1.37117971564417E-019">
                <text:p>-1.37117971564417E-019</text:p>
                <draw:g>
                  <svg:desc>Arkusz1.V5:Arkusz1.V5</svg:desc>
                </draw:g>
              </table:table-cell>
            </table:table-row>
            <table:table-row>
              <table:table-cell office:value-type="string">
                <text:p>Tabelaryczne e</text:p>
                <draw:g>
                  <svg:desc>Arkusz1.Z5:Arkusz1.Z5</svg:desc>
                </draw:g>
              </table:table-cell>
              <table:table-cell office:value-type="float" office:value="-1.602176565E-019">
                <text:p>-1.602176565E-019</text:p>
                <draw:g>
                  <svg:desc>Arkusz1.W5:Arkusz1.W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